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1'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7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8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9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7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18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19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0" style:family="paragraph" style:parent-style-name="Text_20_body">
      <style:text-properties officeooo:rsid="0176a103" officeooo:paragraph-rsid="0176a103"/>
    </style:style>
    <style:style style:name="P21" style:family="paragraph" style:parent-style-name="Heading">
      <style:paragraph-properties fo:margin-top="0.1972in" fo:margin-bottom="0.1972in" style:contextual-spacing="false" fo:break-before="page"/>
    </style:style>
    <style:style style:name="P22" style:family="paragraph" style:parent-style-name="Heading">
      <style:paragraph-properties fo:break-before="page"/>
    </style:style>
    <style:style style:name="P23" style:family="paragraph" style:parent-style-name="Heading">
      <style:paragraph-properties fo:margin-top="0.2764in" fo:margin-bottom="0.2764in" style:contextual-spacing="false" fo:break-before="page"/>
    </style:style>
    <style:style style:name="P24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5" style:family="paragraph" style:parent-style-name="Text_20_body">
      <style:paragraph-properties fo:margin-top="0.2173in" fo:margin-bottom="0.1189in" style:contextual-spacing="true" fo:line-height="100%" fo:text-indent="0in" style:auto-text-indent="false"/>
      <style:text-properties officeooo:rsid="017e8e04" officeooo:paragraph-rsid="017e8e04"/>
    </style:style>
    <style:style style:name="P26" style:family="paragraph" style:parent-style-name="Text_20_body">
      <style:text-properties officeooo:rsid="018089d1" officeooo:paragraph-rsid="018089d1"/>
    </style:style>
    <style:style style:name="P27" style:family="paragraph" style:parent-style-name="Text_20_body">
      <style:text-properties officeooo:rsid="0183425d" officeooo:paragraph-rsid="0183425d"/>
    </style:style>
    <style:style style:name="P28" style:family="paragraph" style:parent-style-name="Text_20_body">
      <style:paragraph-properties fo:text-indent="0in" style:auto-text-indent="false"/>
      <style:text-properties officeooo:rsid="0183425d" officeooo:paragraph-rsid="0183425d"/>
    </style:style>
    <style:style style:name="P29" style:family="paragraph" style:parent-style-name="Table_20_Contents">
      <style:paragraph-properties fo:margin-left="0in" fo:margin-right="0in" fo:text-indent="0in" style:auto-text-indent="false"/>
      <style:text-properties fo:color="#000000" loext:opacity="100%" style:font-name="Liberation Sans1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ans1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Liberation Sans1"/>
    </style:style>
    <style:style style:name="P3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loext:opacity="100%" style:font-name="Liberation Sans1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font-name="Liberation Sans1"/>
    </style:style>
    <style:style style:name="P34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loext:opacity="100%" style:font-name="Liberation Sans1"/>
    </style:style>
    <style:style style:name="P35" style:family="paragraph" style:parent-style-name="Text_20_body">
      <style:text-properties officeooo:paragraph-rsid="0183425d"/>
    </style:style>
    <style:style style:name="P36" style:family="paragraph" style:parent-style-name="Text_20_body">
      <style:text-properties officeooo:rsid="0183b2c6" officeooo:paragraph-rsid="0183b2c6"/>
    </style:style>
    <style:style style:name="P37" style:family="paragraph" style:parent-style-name="Text_20_body">
      <style:paragraph-properties fo:margin-top="0in" fo:margin-bottom="0in" style:contextual-spacing="true"/>
      <style:text-properties officeooo:rsid="0183b2c6" officeooo:paragraph-rsid="0183b2c6"/>
    </style:style>
    <style:style style:name="P38" style:family="paragraph" style:parent-style-name="Text_20_body">
      <style:paragraph-properties fo:margin-top="0.0398in" fo:margin-bottom="0.0398in" style:contextual-spacing="true" fo:line-height="100%" fo:text-indent="0in" style:auto-text-indent="false"/>
      <style:text-properties officeooo:rsid="0183b2c6" officeooo:paragraph-rsid="0183b2c6"/>
    </style:style>
    <style:style style:name="P39" style:family="paragraph" style:parent-style-name="Text_20_body">
      <style:text-properties officeooo:paragraph-rsid="0183b2c6"/>
    </style:style>
    <style:style style:name="P40" style:family="paragraph" style:parent-style-name="Text_20_body">
      <style:paragraph-properties fo:line-height="100%" fo:text-indent="0in" style:auto-text-indent="false"/>
      <style:text-properties officeooo:rsid="01852285" officeooo:paragraph-rsid="01852285"/>
    </style:style>
    <style:style style:name="P41" style:family="paragraph" style:parent-style-name="Contents_20_Heading" style:master-page-name="Standard">
      <style:paragraph-properties style:page-number="auto" fo:break-before="page"/>
    </style:style>
    <style:style style:name="P42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43" style:family="paragraph" style:parent-style-name="Text_20_body">
      <style:paragraph-properties fo:text-indent="0in" style:auto-text-indent="false"/>
      <style:text-properties fo:font-size="14pt" officeooo:rsid="01852285" officeooo:paragraph-rsid="01852285" style:font-size-asian="14pt" style:font-size-complex="14pt"/>
    </style:style>
    <style:style style:name="P44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86650d" officeooo:paragraph-rsid="0186650d"/>
    </style:style>
    <style:style style:name="P45" style:family="paragraph" style:parent-style-name="Text_20_body">
      <style:text-properties officeooo:paragraph-rsid="017e8e04"/>
    </style:style>
    <style:style style:name="P46" style:family="paragraph" style:parent-style-name="Text_20_body">
      <style:text-properties officeooo:rsid="0183b2c6" officeooo:paragraph-rsid="017e8e04"/>
    </style:style>
    <style:style style:name="P47" style:family="paragraph" style:parent-style-name="Text_20_body">
      <style:paragraph-properties fo:text-indent="0in" style:auto-text-indent="false"/>
      <style:text-properties officeooo:rsid="0183b2c6" officeooo:paragraph-rsid="017e8e04"/>
    </style:style>
    <style:style style:name="P48" style:family="paragraph" style:parent-style-name="Text_20_body">
      <style:text-properties officeooo:paragraph-rsid="0186650d"/>
    </style:style>
    <style:style style:name="P49" style:family="paragraph" style:parent-style-name="Маркированный_20_список" style:list-style-name="L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Маркированный_20_список" style:list-style-name="L1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Маркированный_20_список" style:list-style-name="L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86650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Маркированный_20_список" style:list-style-name="L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officeooo:paragraph-rsid="0186650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Маркированный_20_список" style:list-style-name="List_20_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rsid="018089d1" officeooo:paragraph-rsid="0183b2c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Маркированный_20_список" style:list-style-name="List_20_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officeooo:rsid="018089d1" officeooo:paragraph-rsid="0183b2c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officeooo:rsid="017acadb" style:font-size-asian="14pt" style:font-size-complex="14pt"/>
    </style:style>
    <style:style style:name="T11" style:family="text">
      <style:text-properties fo:font-size="14pt" officeooo:rsid="0176a103" style:font-size-asian="14pt" style:font-size-complex="14pt"/>
    </style:style>
    <style:style style:name="T12" style:family="text">
      <style:text-properties fo:font-size="14pt" officeooo:rsid="017e8e04" style:font-size-asian="14pt" style:font-size-complex="14pt"/>
    </style:style>
    <style:style style:name="T13" style:family="text">
      <style:text-properties fo:font-size="14pt" officeooo:rsid="01852285" style:font-size-asian="14pt" style:font-size-complex="14pt"/>
    </style:style>
    <style:style style:name="T14" style:family="text">
      <style:text-properties fo:font-size="14pt" officeooo:rsid="0186650d" style:font-size-asian="14pt" style:font-size-complex="14pt"/>
    </style:style>
    <style:style style:name="T15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6" style:family="text">
      <style:text-properties fo:font-size="14pt" fo:letter-spacing="-0.0008in" fo:font-weight="bold" officeooo:rsid="017acadb" style:font-size-asian="14pt" style:font-weight-asian="bold" style:font-size-complex="14pt" style:font-weight-complex="bold" style:text-scale="95%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9" style:family="text">
      <style:text-properties officeooo:rsid="00d236e2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175a2bc"/>
    </style:style>
    <style:style style:name="T22" style:family="text">
      <style:text-properties officeooo:rsid="0105d16e"/>
    </style:style>
    <style:style style:name="T23" style:family="text">
      <style:text-properties officeooo:rsid="01091aef"/>
    </style:style>
    <style:style style:name="T24" style:family="text">
      <style:text-properties officeooo:rsid="01732bdb"/>
    </style:style>
    <style:style style:name="T25" style:family="text">
      <style:text-properties officeooo:rsid="0175a2bc"/>
    </style:style>
    <style:style style:name="T26" style:family="text">
      <style:text-properties officeooo:rsid="017e8e04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17f1c93"/>
    </style:style>
    <style:style style:name="T29" style:family="text">
      <style:text-properties officeooo:rsid="0182094a"/>
    </style:style>
    <style:style style:name="T30" style:family="text">
      <style:text-properties officeooo:rsid="0183425d"/>
    </style:style>
    <style:style style:name="T31" style:family="text">
      <style:text-properties officeooo:rsid="0183b2c6"/>
    </style:style>
    <style:style style:name="T32" style:family="text">
      <style:text-properties officeooo:rsid="0184120a"/>
    </style:style>
    <style:style style:name="T33" style:family="text">
      <style:text-properties officeooo:rsid="0186650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/>Министерство науки и высшего образования Российской Федерации</text:p>
      <text:p text:style-name="P16">Федеральное государственное бюджетное образовательное учреждение<text:span text:style-name="T1"> </text:span>высшего образования</text:p>
      <text:p text:style-name="P17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19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6"/>
      <text:p text:style-name="P6"/>
      <text:p text:style-name="P6"/>
      <text:p text:style-name="P7"/>
      <text:p text:style-name="P44">КОЛЛЕКТИВНЫЕ ФУНКЦИИ В MPI.</text:p>
      <text:p text:style-name="P44">ОБРАБОТКА МАССИВОВ</text:p>
      <text:p text:style-name="P2"><text:span text:style-name="T18">Лабораторная</text:span> работа <text:span text:style-name="T25">№</text:span><text:span text:style-name="T33">2</text:span></text:p>
      <text:p text:style-name="P18">по дисциплине</text:p>
      <text:p text:style-name="P18">«<text:span text:style-name="T26">Параллельное программирование</text:span>»</text:p>
      <text:p text:style-name="P8"/>
      <text:p text:style-name="P11">Студент<text:span text:style-name="T6"> </text:span>гр.<text:span text:style-name="T5"> </text:span>430-2</text:p>
      <text:p text:style-name="P12"><text:span text:style-name="T7"><text:tab/></text:span>А.А. Лузинсан</text:p>
      <text:p text:style-name="P14">«<text:span text:style-name="T7"><text:tab/></text:span>»<text:span text:style-name="T7"><text:tab/></text:span>202<text:span text:style-name="T25">3</text:span> г.</text:p>
      <text:p text:style-name="P13">Руководитель</text:p>
      <text:p text:style-name="P5"><text:span text:style-name="T24">Доцент</text:span> кафедры АСУ</text:p>
      <text:p text:style-name="P3"><text:span text:style-name="T7"><text:tab/></text:span><text:span text:style-name="T20"><text:tab/></text:span><text:span text:style-name="T21">С</text:span>.<text:span text:style-name="T25">М</text:span>. <text:span text:style-name="T25">Алфёров</text:span></text:p>
      <text:p text:style-name="P15">«<text:span text:style-name="T7"><text:tab/></text:span>»<text:span text:style-name="T7"><text:tab/></text:span>202<text:span text:style-name="T25">3</text:span> <text:span text:style-name="T19">г.</text:span></text:p>
      <text:p text:style-name="P10"/>
      <text:p text:style-name="P9"/>
      <text:p text:style-name="P9"/>
      <text:p text:style-name="P9"/>
      <text:p text:style-name="P9"/>
      <text:p text:style-name="P1">Томск<text:span text:style-name="T2"> </text:span>202<text:span text:style-name="T25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1">Оглавление</text:p>
          </text:index-title>
          <text:p text:style-name="P24"><text:a xlink:type="simple" xlink:href="#__RefHeading___Toc3593_3433578193" text:style-name="Index_20_Link" text:visited-style-name="Index_20_Link">Введение<text:tab/>3</text:a></text:p>
          <text:p text:style-name="P24"><text:a xlink:type="simple" xlink:href="#__RefHeading___Toc3595_3433578193" text:style-name="Index_20_Link" text:visited-style-name="Index_20_Link">1 Ход работы<text:tab/>4</text:a></text:p>
          <text:p text:style-name="P24"><text:a xlink:type="simple" xlink:href="#__RefHeading___Toc3721_3433578193" text:style-name="Index_20_Link" text:visited-style-name="Index_20_Link">Заключение<text:tab/>8</text:a></text:p>
          <text:p text:style-name="P24"><text:a xlink:type="simple" xlink:href="#__RefHeading___Toc651_3155003045" text:style-name="Index_20_Link" text:visited-style-name="Index_20_Link">Приложение А (обязательное) Листинг программы<text:tab/>9</text:a></text:p>
        </text:index-body>
      </text:table-of-content>
      <text:h text:style-name="P4" text:outline-level="1"/>
      <text:h text:style-name="P23" text:outline-level="1"><text:bookmark-start text:name="__RefHeading___Toc3593_3433578193"/><text:bookmark-start text:name="_Toc117370879"/>В<text:bookmark-end text:name="_Toc117370879"/><text:span text:style-name="T22">ведение</text:span><text:bookmark-end text:name="__RefHeading___Toc3593_3433578193"/></text:h>
      <text:p text:style-name="P20">Цель <text:span text:style-name="T26">работы</text:span>: <text:span text:style-name="T33">о</text:span>своить применение коллективных функций MPI для рассылки и сборки с фрагментов массивов и параллельной их обработки по заданному алгоритму.</text:p>
      <text:p text:style-name="P45"><text:span text:style-name="T26">Индивидуальное задание по варианту №:</text:span>23: <text:span text:style-name="T33">п</text:span>ереписать элементы каждой строки матрицы в обратном порядке.</text:p>
      <text:h text:style-name="P22" text:outline-level="1"><text:bookmark-start text:name="__RefHeading___Toc3595_3433578193"/><text:span text:style-name="T15">1</text:span><text:bookmark-start text:name="_Toc117370880"/><text:span text:style-name="T15"> </text:span><text:bookmark-end text:name="_Toc117370880"/><text:span text:style-name="T16">Ход работы</text:span><text:bookmark-end text:name="__RefHeading___Toc3595_3433578193"/></text:h>
      <text:list text:style-name="L1">
        <text:list-item>
          <text:p text:style-name="P51">Для предложенного алгоритма составить и отладить последовательную программу обработки числовых массивов индивидуального задания. Использовать динамическое выделение памяти для массивов (функции malloc(), calloc(), free()). Входные массивы заполнить случайными числами (см. программу genarg, приложение В).</text:p>
        </text:list-item>
      </text:list>
      <text:p text:style-name="Text_20_body"/>
      <text:list text:continue-numbering="true" text:style-name="L1">
        <text:list-item>
          <text:p text:style-name="P52"><text:span text:style-name="T31">Алгоритм обработки оформить внешней функцией.</text:span></text:p>
        </text:list-item>
      </text:list>
      <text:p text:style-name="P47"/>
      <text:p text:style-name="P46">3 Для параллельной обработки определить размер порции массива для каждого процесса и смещение порции от начала полного массива.</text:p>
      <text:p text:style-name="P46"/>
      <text:p text:style-name="P46">4 В каждом процессе выделить память для размещения порции массива. Функцией MPI_Scatter или MPI_Scatterv распределить исходный массив(ы) на число процессов, выбранных при запуске программы.</text:p>
      <text:p text:style-name="P46"/>
      <text:p text:style-name="P46">5 В каждом процессе выполнить обработку части массива составленной внешней функцией и разместить результаты в массиве порции или в выходных переменных.</text:p>
      <text:p text:style-name="P46"/>
      <text:p text:style-name="P46">6 Собрать в главном процессе окончательные результаты (функции MPI_Gather(v) или MPI_Reduce.</text:p>
      <text:p text:style-name="P46"/>
      <text:p text:style-name="P46">7 Вывести окончательные результаты. Для больших выходных массивов достаточно вывести первый и последний элементы.</text:p>
      <text:h text:style-name="P21" text:outline-level="1"><text:bookmark-start text:name="__RefHeading___Toc3721_3433578193"/><text:bookmark-start text:name="_Toc117370896"/>З<text:bookmark-end text:name="_Toc117370896"/><text:span text:style-name="T23">аключение</text:span><text:bookmark-end text:name="__RefHeading___Toc3721_3433578193"/></text:h>
      <text:p text:style-name="P48"><text:span text:style-name="T8">В результате </text:span><text:span text:style-name="T9">выполнения </text:span><text:bookmark-start text:name="_Toc1173708993"/><text:span text:style-name="T10">л</text:span><text:bookmark-end text:name="_Toc1173708993"/><text:span text:style-name="T10">абораторной работы я </text:span><text:span text:style-name="T14">о</text:span><text:span text:style-name="T11">свои</text:span><text:span text:style-name="T14">ла</text:span><text:span text:style-name="T11"> применение коллективных функций MPI для рассылки и сборки с фрагментов массивов и параллельной их обработки по заданному алгоритму.</text:span></text:p>
      <text:h text:style-name="P22" text:outline-level="1"><text:bookmark-start text:name="__RefHeading___Toc651_3155003045"/><text:span text:style-name="T11">П</text:span><text:span text:style-name="T8">риложение А<text:line-break/></text:span><text:span text:style-name="T17">(обязательное)</text:span><text:span text:style-name="T8"><text:line-break/>Листинг программы</text:span><text:bookmark-end text:name="__RefHeading___Toc651_3155003045"/></text:h>
      <text:p text:style-name="P43">Листинг А.1</text:p>
      <text:p text:style-name="P40">#include "mpi.h"</text:p>
      <text:p text:style-name="P40">#include &lt;cstdio&gt;</text:p>
      <text:p text:style-name="P40">#include &lt;math.h&gt;</text:p>
      <text:p text:style-name="P40">#include &lt;iostream&gt;</text:p>
      <text:p text:style-name="P40">#include &lt;cassert&gt;</text:p>
      <text:p text:style-name="P40">#include &lt;fstream&gt;</text:p>
      <text:p text:style-name="P40">#include &lt;sstream&gt;</text:p>
      <text:p text:style-name="P40">#include &lt;stdio.h&gt;</text:p>
      <text:p text:style-name="P40">#include &lt;stdarg.h&gt;</text:p>
      <text:p text:style-name="P40"/>
      <text:p text:style-name="P40">static double f(double a, double c = 0.9);</text:p>
      <text:p text:style-name="P40">static double fi(double a, double c = 0.9);</text:p>
      <text:p text:style-name="P40"/>
      <text:p text:style-name="P40">class Communicator{</text:p>
      <text:p text:style-name="P40">protected:</text:p>
      <text:p text:style-name="P40"><text:s text:c="4"/>MPI_Comm comm;</text:p>
      <text:p text:style-name="P40"><text:s text:c="4"/>int numprocs;</text:p>
      <text:p text:style-name="P40"><text:s text:c="4"/>char processor_name[MPI_MAX_PROCESSOR_NAME];</text:p>
      <text:p text:style-name="P40"><text:s text:c="4"/>int namelen;</text:p>
      <text:p text:style-name="P40">protected:</text:p>
      <text:p text:style-name="P40"><text:s text:c="4"/>Communicator(int argc, char *argv[], </text:p>
      <text:p text:style-name="P40"><text:tab/>MPI_Comm _comm = MPI_COMM_WORLD){</text:p>
      <text:p text:style-name="P40"><text:s text:c="8"/>int error;</text:p>
      <text:p text:style-name="P40"><text:s text:c="8"/>if (error = MPI_Init(&amp;argc, &amp;argv)) <text:s/>throw error;</text:p>
      <text:p text:style-name="P40"><text:s text:c="8"/>comm = _comm;</text:p>
      <text:p text:style-name="P40"><text:s text:c="8"/>MPI_Comm_size(comm, &amp;numprocs);</text:p>
      <text:p text:style-name="P40"><text:s text:c="8"/>MPI_Get_processor_name(processor_name, &amp;namelen);</text:p>
      <text:p text:style-name="P40"><text:s text:c="4"/>}</text:p>
      <text:p text:style-name="P40"/>
      <text:p text:style-name="P40"><text:s text:c="4"/>virtual void printInfo(std::string accompanying_message = "", </text:p>
      <text:p text:style-name="P40"><text:tab/><text:tab/><text:tab/> <text:s text:c="7"/>std::ostream &amp;out = std::cout){</text:p>
      <text:p text:style-name="P40"><text:s text:c="8"/>out &lt;&lt; "\n\tProcessor name: " &lt;&lt; processor_name</text:p>
      <text:p text:style-name="P40"><text:s text:c="12"/>&lt;&lt; "\n\tNumber of processes: " &lt;&lt; numprocs</text:p>
      <text:p text:style-name="P40"><text:s text:c="12"/>&lt;&lt; "\n\t" &lt;&lt; accompanying_message;</text:p>
      <text:p text:style-name="P40"><text:s text:c="4"/>}</text:p>
      <text:p text:style-name="P40"><text:s text:c="4"/>~Communicator() { MPI_Finalize(); }</text:p>
      <text:p text:style-name="P40">};</text:p>
      <text:p text:style-name="P40"><text:soft-page-break/>class Process : public Communicator</text:p>
      <text:p text:style-name="P40">{</text:p>
      <text:p text:style-name="P40">protected:</text:p>
      <text:p text:style-name="P40"><text:s text:c="4"/>int PID;</text:p>
      <text:p text:style-name="P40"><text:s text:c="4"/>enum PIDs <text:s/>{ INIT };</text:p>
      <text:p text:style-name="P40">public:</text:p>
      <text:p text:style-name="P40"><text:s text:c="4"/>int getPID() { return PID; }</text:p>
      <text:p text:style-name="P40">public:</text:p>
      <text:p text:style-name="P40"><text:s text:c="4"/>Process(int argc, char *argv[], MPI_Comm _comm = MPI_COMM_WORLD)</text:p>
      <text:p text:style-name="P40"><text:s text:c="8"/>: Communicator(argc, argv, _comm)</text:p>
      <text:p text:style-name="P40"><text:s text:c="4"/>{<text:tab/>MPI_Comm_rank(_comm, &amp;PID);<text:tab/>}</text:p>
      <text:p text:style-name="P40"/>
      <text:p text:style-name="P40"><text:s text:c="4"/>void printInfo(std::string accompanying_message = "", </text:p>
      <text:p text:style-name="P40"><text:tab/><text:tab/> <text:s text:c="6"/>std::ostream &amp;out = std::cout)</text:p>
      <text:p text:style-name="P40"><text:s text:c="4"/>{out &lt;&lt; "\n" &lt;&lt; PID &lt;&lt; ": " &lt;&lt; accompanying_message;<text:tab/>fflush(NULL);}</text:p>
      <text:p text:style-name="P40"/>
      <text:p text:style-name="P40"><text:s text:c="4"/>void send(void *buffer, int to_PID,</text:p>
      <text:p text:style-name="P40"><text:s text:c="14"/>MPI_Datatype type = MPI_INT, int count_data = 1,</text:p>
      <text:p text:style-name="P40"><text:s text:c="14"/>int tag = 1)</text:p>
      <text:p text:style-name="P40"><text:s text:c="4"/>{<text:tab/>MPI_Send(buffer, count_data, type, to_PID, tag, comm);<text:tab/>}</text:p>
      <text:p text:style-name="P40"/>
      <text:p text:style-name="P40"><text:s text:c="4"/>MPI_Status receive(void *buffer, int from_PID,</text:p>
      <text:p text:style-name="P40"><text:s text:c="23"/>MPI_Datatype type = MPI_INT, int count_data = 1, int tag = 1)</text:p>
      <text:p text:style-name="P40"><text:s text:c="4"/>{</text:p>
      <text:p text:style-name="P40"><text:s text:c="8"/>MPI_Status status;</text:p>
      <text:p text:style-name="P40"><text:s text:c="8"/>MPI_Recv(buffer, count_data, type, from_PID, tag, comm, &amp;status);</text:p>
      <text:p text:style-name="P40"><text:s text:c="8"/>return status;</text:p>
      <text:p text:style-name="P40"><text:s text:c="4"/>}</text:p>
      <text:p text:style-name="P40"/>
      <text:p text:style-name="P40"><text:s text:c="4"/>void broadcast(void *buffer, MPI_Datatype type = MPI_INT,</text:p>
      <text:p text:style-name="P40"><text:s text:c="19"/>int count_data = 1, int root = Process::INIT)</text:p>
      <text:p text:style-name="P40"><text:s text:c="4"/>{<text:tab/>MPI_Bcast(buffer, count_data, type, root, comm);<text:tab/>}</text:p>
      <text:p text:style-name="P40"/>
      <text:p text:style-name="P40"><text:s text:c="4"/>void reduce(void *sendbuf, void *recvbuf, MPI_Datatype type = MPI_INT,</text:p>
      <text:p text:style-name="P40"><text:s text:c="16"/>int root = Process::INIT, MPI_Op _operator = MPI_SUM,</text:p>
      <text:p text:style-name="P40"><text:s text:c="16"/>int count_data = 1)</text:p>
      <text:p text:style-name="P40"><text:s text:c="4"/>{MPI_Reduce(sendbuf, recvbuf, count_data, type, _operator, root, comm);}</text:p>
      <text:p text:style-name="P40"/>
      <text:p text:style-name="P40"><text:s text:c="4"/>void pack(void *data, int count_data, void *buf, int count_buf,</text:p>
      <text:p text:style-name="P40"><text:s text:c="14"/>MPI_Datatype type = MPI_INT, int *bufpos = NULL)</text:p>
      <text:p text:style-name="P40"><text:s text:c="4"/>{<text:tab/>MPI_Pack(data, count_data, type, buf, count_buf, bufpos, comm);<text:tab/>}</text:p>
      <text:p text:style-name="P40"><text:s text:c="4"/>char *multiplePack(int lenBytes, std::string szTypes, ...){</text:p>
      <text:p text:style-name="P40"><text:s text:c="8"/>va_list vl; va_start(vl, szTypes);</text:p>
      <text:p text:style-name="P40"><text:soft-page-break/><text:s text:c="8"/>char *buf = (char *)malloc(lenBytes);</text:p>
      <text:p text:style-name="P40"><text:s text:c="8"/>int buffpos = 0;</text:p>
      <text:p text:style-name="P40"><text:s text:c="8"/>for (int i = 0; szTypes[i] != '\0'; ++i) {</text:p>
      <text:p text:style-name="P40"><text:s text:c="12"/>union Printable_t{ int i; float f; double d; char c; char *s; } Printable;</text:p>
      <text:p text:style-name="P40"><text:s text:c="12"/>switch (szTypes[i])</text:p>
      <text:p text:style-name="P40"><text:s text:c="12"/>{</text:p>
      <text:p text:style-name="P40"><text:s text:c="12"/>case 'i':</text:p>
      <text:p text:style-name="P40"><text:s text:c="16"/>Printable.i = va_arg(vl, int);</text:p>
      <text:p text:style-name="P40"><text:s text:c="16"/>pack(&amp;Printable.i, 1, buf, lenBytes, MPI_INT, &amp;buffpos);</text:p>
      <text:p text:style-name="P40"><text:s text:c="16"/>break;</text:p>
      <text:p text:style-name="P40"><text:s text:c="12"/>case 'f':</text:p>
      <text:p text:style-name="P40"><text:s text:c="16"/>Printable.f = va_arg(vl, double);</text:p>
      <text:p text:style-name="P40"><text:s text:c="16"/>pack(&amp;Printable.f, 1, buf, lenBytes, MPI_FLOAT, &amp;buffpos);</text:p>
      <text:p text:style-name="P40"><text:s text:c="16"/>break;</text:p>
      <text:p text:style-name="P40"><text:s text:c="12"/>case 'd':</text:p>
      <text:p text:style-name="P40"><text:s text:c="16"/>Printable.d = va_arg(vl, double);</text:p>
      <text:p text:style-name="P40"><text:s text:c="16"/>pack(&amp;Printable.d, 1, buf, lenBytes, MPI_DOUBLE, &amp;buffpos);</text:p>
      <text:p text:style-name="P40"><text:s text:c="16"/>break;</text:p>
      <text:p text:style-name="P40"><text:s text:c="12"/>case 'c':</text:p>
      <text:p text:style-name="P40"><text:s text:c="16"/>Printable.c = va_arg(vl, int);</text:p>
      <text:p text:style-name="P40"><text:s text:c="16"/>pack(&amp;Printable.c, 1, buf, lenBytes, MPI_CHAR, &amp;buffpos);</text:p>
      <text:p text:style-name="P40"><text:s text:c="16"/>break;</text:p>
      <text:p text:style-name="P40"><text:s text:c="12"/>case 's':</text:p>
      <text:p text:style-name="P40"><text:s text:c="16"/>Printable.s = va_arg(vl, char *);</text:p>
      <text:p text:style-name="P40"><text:s text:c="16"/>pack(&amp;Printable.s, 1, buf, lenBytes, MPI_CHAR, &amp;buffpos);</text:p>
      <text:p text:style-name="P40"><text:s text:c="16"/>break;</text:p>
      <text:p text:style-name="P40"><text:s text:c="12"/>default:</text:p>
      <text:p text:style-name="P40"><text:s text:c="16"/>break;</text:p>
      <text:p text:style-name="P40"><text:s text:c="12"/>}</text:p>
      <text:p text:style-name="P40"><text:s text:c="8"/>} va_end(vl);</text:p>
      <text:p text:style-name="P40"><text:s text:c="8"/>return buf;</text:p>
      <text:p text:style-name="P40"><text:s text:c="4"/>}</text:p>
      <text:p text:style-name="P40"><text:s text:c="4"/>void unpuck(void *inbuf, int insize, void *outbuf, int *bufpos, </text:p>
      <text:p text:style-name="P40"><text:tab/><text:tab/> <text:s text:c="3"/>MPI_Datatype type = MPI_INT, int outcount = 1)</text:p>
      <text:p text:style-name="P40"><text:s text:c="4"/>{<text:tab/>MPI_Unpack(inbuf, insize, bufpos, outbuf, outcount, type, comm);<text:tab/>}</text:p>
      <text:p text:style-name="P40">};</text:p>
      <text:p text:style-name="P40"/>
      <text:p text:style-name="P40">class Integral : public Process{</text:p>
      <text:p text:style-name="P40">private:</text:p>
      <text:p text:style-name="P40"><text:s text:c="4"/>int intervals = 0;</text:p>
      <text:p text:style-name="P40"><text:s text:c="4"/>double xl = -0.2, xh = 1.0;</text:p>
      <text:p text:style-name="P40"><text:s text:c="4"/>double c = 0.9;</text:p>
      <text:p text:style-name="P40"><text:s text:c="4"/>double step;</text:p>
      <text:p text:style-name="P40"><text:soft-page-break/><text:s text:c="4"/>double sum = 0.0;</text:p>
      <text:p text:style-name="P40"><text:s text:c="4"/>double startwtime, endwtime;</text:p>
      <text:p text:style-name="P40"><text:s text:c="4"/>std::ofstream fout;</text:p>
      <text:p text:style-name="P40">public:</text:p>
      <text:p text:style-name="P40"><text:s text:c="4"/>Integral(int argc, char *argv[], MPI_Comm comm = MPI_COMM_WORLD,</text:p>
      <text:p text:style-name="P40"><text:s text:c="13"/>std::string filename = "output.txt"): Process(argc, argv, comm)</text:p>
      <text:p text:style-name="P40"><text:s text:c="4"/>{<text:tab/>fout.open(filename, std::ios::out);<text:tab/>}</text:p>
      <text:p text:style-name="P40"><text:s text:c="4"/>~Integral() { fout.close(); }</text:p>
      <text:p text:style-name="P40"/>
      <text:p text:style-name="P40"><text:s text:c="4"/>void printInfo(std::string accompanying_message = "", </text:p>
      <text:p text:style-name="P40"><text:tab/><text:tab/> <text:s text:c="6"/>std::ostream &amp;out = std::cout)</text:p>
      <text:p text:style-name="P40"><text:s text:c="4"/>{</text:p>
      <text:p text:style-name="P40"><text:s text:c="8"/>out &lt;&lt; "\nNumber of intervals: " &lt;&lt; intervals</text:p>
      <text:p text:style-name="P40"><text:s text:c="12"/>&lt;&lt; "\nLow border: " &lt;&lt; xl &lt;&lt; "\nHight border: " &lt;&lt; xh</text:p>
      <text:p text:style-name="P40"><text:s text:c="12"/>&lt;&lt; "\nParameter: " &lt;&lt; c &lt;&lt; "\n"</text:p>
      <text:p text:style-name="P40"><text:s text:c="12"/>&lt;&lt; accompanying_message; fflush(NULL);</text:p>
      <text:p text:style-name="P40"><text:s text:c="4"/>}</text:p>
      <text:p text:style-name="P40"/>
      <text:p text:style-name="P40"><text:s text:c="4"/>void unpuckParams(void *buf)</text:p>
      <text:p text:style-name="P40"><text:s text:c="4"/>{</text:p>
      <text:p text:style-name="P40"><text:s text:c="8"/>int length = sizeof(int) + sizeof(double) * 3 + 100;</text:p>
      <text:p text:style-name="P40"><text:s text:c="8"/>int bufpos = 0;</text:p>
      <text:p text:style-name="P40"><text:s text:c="8"/>unpuck(buf, length, &amp;intervals, &amp;bufpos);</text:p>
      <text:p text:style-name="P40"><text:s text:c="8"/>unpuck(buf, length, &amp;xl, &amp;bufpos, MPI_DOUBLE);</text:p>
      <text:p text:style-name="P40"><text:s text:c="8"/>unpuck(buf, length, &amp;xh, &amp;bufpos, MPI_DOUBLE);</text:p>
      <text:p text:style-name="P40"><text:s text:c="8"/>unpuck(buf, length, &amp;c, &amp;bufpos, MPI_DOUBLE);</text:p>
      <text:p text:style-name="P40"><text:s text:c="4"/>}</text:p>
      <text:p text:style-name="P40"/>
      <text:p text:style-name="P40"><text:s text:c="4"/>int getIntervals(){</text:p>
      <text:p text:style-name="P40"><text:s text:c="8"/>int len_buf = sizeof(int) + sizeof(double) * 3 + 100;</text:p>
      <text:p text:style-name="P40"><text:s text:c="8"/>char *buf;</text:p>
      <text:p text:style-name="P40"><text:s text:c="8"/>if (PID == Process::INIT){</text:p>
      <text:p text:style-name="P40"><text:s text:c="12"/>std::cout &lt;&lt; "\nEnter the number of intervals (0 quit): ";</text:p>
      <text:p text:style-name="P40"><text:s text:c="12"/>int n; std::cin &gt;&gt; n; intervals = n;</text:p>
      <text:p text:style-name="P40"><text:s text:c="12"/>if (n != 0) {</text:p>
      <text:p text:style-name="P40"><text:s text:c="16"/>double temp;</text:p>
      <text:p text:style-name="P40"><text:s text:c="16"/>std::cout &lt;&lt; "Enter the low border: ";</text:p>
      <text:p text:style-name="P40"><text:s text:c="16"/>std::cin &gt;&gt; temp; xl = temp;</text:p>
      <text:p text:style-name="P40"><text:s text:c="16"/>std::cout &lt;&lt; "Enter the hight border: ";</text:p>
      <text:p text:style-name="P40"><text:s text:c="16"/>std::cin &gt;&gt; temp; xh = temp;</text:p>
      <text:p text:style-name="P40"><text:s text:c="16"/>std::cout &lt;&lt; "Enter the parameter of function: ";</text:p>
      <text:p text:style-name="P40"><text:s text:c="16"/>std::cin &gt;&gt; temp; c = temp;</text:p>
      <text:p text:style-name="P40"><text:s text:c="12"/>} else</text:p>
      <text:p text:style-name="P40"><text:soft-page-break/><text:s text:c="16"/>xl, xh, c = 0, 0, 0;</text:p>
      <text:p text:style-name="P40"><text:s text:c="12"/>buf = multiplePack(len_buf, "iddd", intervals, xl, xh, c);</text:p>
      <text:p text:style-name="P40"><text:s text:c="12"/>startwtime = MPI_Wtime();</text:p>
      <text:p text:style-name="P40"><text:s text:c="8"/>}</text:p>
      <text:p text:style-name="P40"><text:s text:c="8"/>else buf = new char[len_buf];</text:p>
      <text:p text:style-name="P40"><text:s text:c="8"/>broadcast(buf, MPI_PACKED, len_buf);</text:p>
      <text:p text:style-name="P40"><text:s text:c="8"/>if (PID != Process::INIT){</text:p>
      <text:p text:style-name="P40"><text:s text:c="12"/>unpuckParams(buf);</text:p>
      <text:p text:style-name="P40"><text:s text:c="12"/>if (intervals == 0)<text:tab/>return 0;</text:p>
      <text:p text:style-name="P40"><text:s text:c="8"/>}</text:p>
      <text:p text:style-name="P40"><text:s text:c="8"/>delete[] buf;</text:p>
      <text:p text:style-name="P40"><text:s text:c="8"/>return intervals;</text:p>
      <text:p text:style-name="P40"><text:s text:c="4"/>}</text:p>
      <text:p text:style-name="P40"/>
      <text:p text:style-name="P40"><text:s text:c="4"/>double evalIntegral(){</text:p>
      <text:p text:style-name="P40"><text:s text:c="8"/>step = (xh - xl) / static_cast&lt;double&gt;(intervals);</text:p>
      <text:p text:style-name="P40"><text:s text:c="8"/>for (int i = PID + 1; i &lt;= intervals; i += numprocs){</text:p>
      <text:p text:style-name="P40"><text:s text:c="12"/>double x = xl + step * ((double)i - 0.5);</text:p>
      <text:p text:style-name="P40"><text:s text:c="12"/>sum += f(x, c);</text:p>
      <text:p text:style-name="P40"><text:s text:c="8"/>}</text:p>
      <text:p text:style-name="P40"><text:s text:c="8"/>sum *= step;</text:p>
      <text:p text:style-name="P40"><text:s text:c="8"/>std::stringstream str;</text:p>
      <text:p text:style-name="P40"><text:s text:c="8"/>str &lt;&lt; std::scientific &lt;&lt; "SUMM: " &lt;&lt; sum;</text:p>
      <text:p text:style-name="P40"><text:s text:c="8"/>Process::printInfo(str.str()); str.clear(); str.str("");</text:p>
      <text:p text:style-name="P40"><text:s text:c="8"/>return sum;</text:p>
      <text:p text:style-name="P40"><text:s text:c="4"/>}</text:p>
      <text:p text:style-name="P40"/>
      <text:p text:style-name="P40"><text:s text:c="4"/>double summarazing(){</text:p>
      <text:p text:style-name="P40"><text:s text:c="8"/>double integral = 0;</text:p>
      <text:p text:style-name="P40"><text:s text:c="8"/>reduce(&amp;sum, &amp;integral, MPI_DOUBLE);</text:p>
      <text:p text:style-name="P40"><text:s text:c="8"/>endwtime = MPI_Wtime();</text:p>
      <text:p text:style-name="P40"><text:s text:c="8"/>if (PID == Process::INIT){</text:p>
      <text:p text:style-name="P40"><text:s text:c="12"/>Communicator::printInfo("", fout);</text:p>
      <text:p text:style-name="P40"><text:s text:c="12"/>printInfo("", fout);</text:p>
      <text:p text:style-name="P40"><text:s text:c="12"/>std::stringstream str;</text:p>
      <text:p text:style-name="P40"><text:s text:c="12"/>str &lt;&lt; std::scientific &lt;&lt; "Integral is approximately: " &lt;&lt; integral;</text:p>
      <text:p text:style-name="P40"><text:s text:c="12"/>Process::printInfo(str.str(), fout); str.clear(); str.str("");</text:p>
      <text:p text:style-name="P40"><text:s text:c="12"/>str &lt;&lt; std::scientific &lt;&lt; "Error: " &lt;&lt; integral - fi(xh, c) + fi(xl, c);</text:p>
      <text:p text:style-name="P40"><text:s text:c="12"/>Process::printInfo(str.str(), fout); str.clear(); str.str("");</text:p>
      <text:p text:style-name="P40"><text:s text:c="12"/>str &lt;&lt; std::scientific &lt;&lt; "Time of calculation: " &lt;&lt; endwtime - startwtime;</text:p>
      <text:p text:style-name="P40"><text:s text:c="12"/>Process::printInfo(str.str(), fout); str.clear(); str.str("");</text:p>
      <text:p text:style-name="P40"><text:s text:c="12"/>return integral;</text:p>
      <text:p text:style-name="P40"><text:s text:c="8"/>}</text:p>
      <text:p text:style-name="P40"><text:soft-page-break/><text:s text:c="8"/>else<text:tab/>return sum;</text:p>
      <text:p text:style-name="P40"><text:s text:c="4"/>}</text:p>
      <text:p text:style-name="P40"><text:s text:c="4"/>static double f(double a, double c)</text:p>
      <text:p text:style-name="P40"><text:s text:c="4"/>{<text:tab/>return 1 / (1 + pow(c * a, 2));<text:tab/>}</text:p>
      <text:p text:style-name="P40"><text:s text:c="4"/>static double fi(double a, double c)</text:p>
      <text:p text:style-name="P40"><text:s text:c="4"/>{<text:tab/>return (1 / c) * atan(c * a);<text:tab/>}</text:p>
      <text:p text:style-name="P40">};</text:p>
      <text:p text:style-name="P40">void lab1(int argc, char *argv[]){</text:p>
      <text:p text:style-name="P40"><text:s text:c="4"/>Integral proc(argc, argv);</text:p>
      <text:p text:style-name="P40"><text:s text:c="4"/>while (true){</text:p>
      <text:p text:style-name="P40"><text:s text:c="8"/>int success = proc.getIntervals();</text:p>
      <text:p text:style-name="P40"><text:s text:c="8"/>if (!success)<text:tab/>break;</text:p>
      <text:p text:style-name="P40"><text:s text:c="8"/>else{</text:p>
      <text:p text:style-name="P40"><text:s text:c="12"/>proc.evalIntegral();</text:p>
      <text:p text:style-name="P40"><text:s text:c="12"/>proc.summarazing();</text:p>
      <text:p text:style-name="P40">}}}</text:p>
      <text:p text:style-name="P40"/>
      <text:p text:style-name="P40">int main(int argc, char *argv[]){</text:p>
      <text:p text:style-name="P40"><text:s text:c="4"/>lab1(argc, argv);</text:p>
      <text:p text:style-name="P40"><text:s text:c="4"/>return 0;</text:p>
      <text:p text:style-name="P40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1'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0-09T11:35:43.552920227</dc:date>
    <meta:editing-cycles>515</meta:editing-cycles>
    <meta:editing-duration>P6DT3H41M36S</meta:editing-duration>
    <meta:generator>LibreOffice/7.6.2.1$Linux_X86_64 LibreOffice_project/60$Build-1</meta:generator>
    <meta:print-date>2023-10-09T00:55:43.112276678</meta:print-date>
    <meta:printed-by>PDF files</meta:printed-by>
    <meta:document-statistic meta:table-count="0" meta:image-count="0" meta:object-count="0" meta:page-count="11" meta:paragraph-count="253" meta:word-count="1180" meta:character-count="9907" meta:non-whitespace-character-count="7333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